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a branch of the DHS, we hereby request the personal email accounts of Andrew Davidson:</text:p>
      <text:p text:style-name="Standard"/>
      <text:p text:style-name="Standard">When being interrogated, Andrew Davidson gave a fake phone number and email address. We know this due to hard evidence and papers of email conversations with another known email account. He told the interrogator his email address was <text:a xlink:type="simple" xlink:href="mailto:andrew_davidson@gmail.com">andrew_davidson@gmail.com</text:a> when in reality it is <text:a xlink:type="simple" xlink:href="mailto:andrew.davidson@gmail.com">andrew.davidson@gmail.com</text:a>. He always made frequent calls to the United Kingdom and had affiliations with the Olympic Game Surveillance system crash and the Goldman Sachs disaster. He also asked Charlotte for the Schematics for the Satellite system which he denied doing and said would be a waste of time. This clearly shows he was interested in the satellite which he wanted to keep a secret, which gives us reason to believe he made other emails to other members of Nethken to find more information about the satellites. </text:p>
      <text:p text:style-name="Standard"/>
      <text:p text:style-name="Standard">Through having access to Davidson's emails we can find communication with him and members of Chinese hacking groups to see if he was indeed part of the Satellite crash. We also would like his emails from the last three months to see who he has been contacting. We believe that Davidson was leaking inside information about the Satellite and giving it to threatening people who could have caused it to crash and dangerously affect the Taiwanese people. </text:p>
      <text:p text:style-name="Standard"/>
      <text:p text:style-name="Standard"/>
      <text:p text:style-name="Standard"/>
      <text:p text:style-name="Standard"/>
      <text:p text:style-name="Standard"/>
      <text:p text:style-name="Standard">As a branch of the DHS, we hereby request the hard drive from Andrew Davidson's computer:</text:p>
      <text:p text:style-name="Standard"/>
      <text:p text:style-name="Standard">When being interrogated, Andrew Davidson gave a fake phone number and email address. We know this due to hard evidence and papers of email conversations with another known email account. He told the interrogator his email address was <text:a xlink:type="simple" xlink:href="mailto:andrew_davidson@gmail.com">andrew_davidson@gmail.com</text:a> when in reality it is <text:a xlink:type="simple" xlink:href="mailto:andrew.davidson@gmail.com">andrew.davidson@gmail.com</text:a>. He always made frequent calls to the United Kingdom and had affiliations with the Olympic Game Surveillance system crash and the Goldman Sachs disaster. He also asked Charlotte for the Schematics for the Satellite system which he denied doing and said would be a waste of time. This clearly shows he was interested in the satellite which he wanted to keep a secret, which gives us reason to believe he made other emails to other members of Nethken to find more information about the satellites. </text:p>
      <text:p text:style-name="Standard"/>
      <text:p text:style-name="Standard">With access to his hard drive, we can find incriminated files and passwords for what we believe to be encrypted files. We can also go through his search history to see if he has been looking for Satellite information or the Taiwanese. IP address may also be found to link him to the Satellite going down. We believe that Davidson was in communication with a Chinese hacking group and looking up national information, all of which we would be able to confirm with a hard dr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7T20:37:03</meta:creation-date>
    <dc:date>2012-07-27T20:55:00</dc:date>
    <dc:creator>Cyber Discovery</dc:creator>
    <meta:editing-duration>PT00H17M59S</meta:editing-duration>
    <meta:editing-cycles>3</meta:editing-cycles>
    <meta:generator>OpenOffice.org/3.2$Linux OpenOffice.org_project/320m12$Build-9483</meta:generator>
    <meta:document-statistic meta:table-count="0" meta:image-count="0" meta:object-count="0" meta:page-count="1" meta:paragraph-count="6" meta:word-count="455" meta:character-count="2715"/>
  </office:meta>
</office:document-meta>
</file>